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F9D737B1.png"/>
  <manifest:file-entry manifest:media-type="image/png" manifest:full-path="Pictures/1000000000000500000003C03D6867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178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svg:stroke-color="#b3b3b3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e6e6e6" draw:textarea-horizontal-align="center" draw:textarea-vertical-align="middle" draw:auto-grow-height="true" draw:auto-grow-width="false" fo:min-height="0cm" fo:min-width="13.57cm"/>
    </style:style>
    <style:style style:name="gr8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0cm"/>
    </style:style>
    <style:style style:name="gr21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8cm" fo:min-width="0cm"/>
    </style:style>
    <style:style style:name="gr23" style:family="graphic" style:parent-style-name="standard">
      <style:graphic-properties draw:stroke="dash" draw:stroke-dash="Fine_20_Dashed_20__28_var_29_" svg:stroke-width="0.05cm" svg:stroke-color="#999999" draw:marker-start-width="0.275cm" draw:marker-end-width="0.275cm" draw:fill="none" draw:fill-color="#e6e6e6" draw:textarea-horizontal-align="left" draw:auto-grow-height="false" draw:auto-grow-width="false" draw:fit-to-size="false" fo:min-height="0cm" fo:min-width="0cm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="none" draw:fill-color="#e6e6e6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8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411cm"/>
    </style:style>
    <style:style style:name="gr28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pr1" style:family="presentation" style:parent-style-name="fiocruz-2009-10-title">
      <style:graphic-properties draw:auto-grow-height="true" fo:min-height="1.779cm"/>
    </style:style>
    <style:style style:name="pr2" style:family="presentation" style:parent-style-name="fiocruz-2009-10-notes">
      <style:graphic-properties draw:fill-color="#ffffff" fo:min-height="11.181cm"/>
    </style:style>
    <style:style style:name="P1" style:family="paragraph">
      <style:paragraph-properties fo:margin-left="3.197cm" fo:margin-right="0cm" fo:text-indent="-3.197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family="FreeSans" style:font-family-generic="swiss" style:font-pitch="variable" fo:font-size="14pt" style:font-size-asian="14pt" style:font-size-complex="14pt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family="FreeSan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line-height="150%" fo:text-align="start"/>
      <style:text-properties fo:color="#280099" style:text-underline-style="solid" style:text-underline-width="auto" style:text-underline-color="font-color"/>
    </style:style>
    <style:style style:name="P10" style:family="paragraph">
      <style:paragraph-properties fo:line-height="150%" fo:text-align="start"/>
      <style:text-properties fo:color="#280099" fo:font-size="13pt" style:text-underline-style="solid" style:text-underline-width="auto" style:text-underline-color="font-color" style:font-size-asian="13pt" style:font-size-complex="13pt"/>
    </style:style>
    <style:style style:name="P11" style:family="paragraph">
      <style:paragraph-properties fo:margin-left="3.197cm" fo:margin-right="0cm" fo:line-height="150%" fo:text-indent="-3.197cm"/>
    </style:style>
    <style:style style:name="P12" style:family="paragraph">
      <style:paragraph-properties fo:margin-left="3.197cm" fo:margin-right="0cm" fo:line-height="150%" fo:text-align="start" fo:text-indent="-3.197cm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style:text-properties fo:color="#0000ff" fo:font-size="16pt" fo:font-weight="normal" style:font-size-asian="16pt" style:font-weight-asian="normal" style:font-size-complex="16pt" style:font-weight-complex="normal"/>
    </style:style>
    <style:style style:name="P14" style:family="paragraph">
      <style:text-properties fo:color="#dc2300" fo:font-size="16pt" fo:font-weight="normal" style:font-size-asian="16pt" style:font-weight-asian="normal" style:font-size-complex="16pt" style:font-weight-complex="normal"/>
    </style:style>
    <style:style style:name="P15" style:family="paragraph">
      <style:text-properties fo:color="#00ae00" fo:font-size="16pt" fo:font-weight="normal" style:font-size-asian="16pt" style:font-weight-asian="normal" style:font-size-complex="16pt" style:font-weight-complex="normal"/>
    </style:style>
    <style:style style:name="P16" style:family="paragraph">
      <style:text-properties fo:color="#666666" fo:font-size="16pt" style:font-size-asian="16pt" style:font-size-complex="16pt"/>
    </style:style>
    <style:style style:name="P17" style:family="paragraph">
      <style:paragraph-properties fo:text-align="end"/>
    </style:style>
    <style:style style:name="P18" style:family="paragraph">
      <style:paragraph-properties fo:text-align="end"/>
      <style:text-properties fo:font-size="14pt" style:font-size-asian="14pt" style:font-size-complex="14pt"/>
    </style:style>
    <style:style style:name="P19" style:family="paragraph">
      <style:text-properties fo:color="#4c4c4c"/>
    </style:style>
    <style:style style:name="P20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1" style:family="paragraph">
      <style:text-properties fo:color="#4c4c4c" fo:font-size="10.5pt" fo:font-weight="bold" style:font-size-asian="10.5pt" style:font-weight-asian="bold" style:font-size-complex="10.5pt" style:font-weight-complex="bold"/>
    </style:style>
    <style:style style:name="P22" style:family="paragraph">
      <style:paragraph-properties fo:margin-left="3.197cm" fo:margin-right="0cm" fo:line-height="150%" fo:text-indent="-3.197cm">
        <style:tab-stops>
          <style:tab-stop style:position="-2.197cm"/>
          <style:tab-stop style:position="-1.197cm"/>
          <style:tab-stop style:position="-0.197cm"/>
          <style:tab-stop style:position="0.803cm"/>
          <style:tab-stop style:position="1.803cm"/>
          <style:tab-stop style:position="2.803cm"/>
          <style:tab-stop style:position="3.803cm"/>
          <style:tab-stop style:position="4.803cm"/>
        </style:tab-stops>
      </style:paragraph-properties>
      <style:text-properties fo:font-size="14pt" style:font-size-asian="14pt" style:font-size-complex="14pt"/>
    </style:style>
    <style:style style:name="P23" style:family="paragraph">
      <style:paragraph-properties fo:margin-left="3.197cm" fo:margin-right="0cm" fo:line-height="150%" fo:text-align="start" fo:text-indent="-3.197cm">
        <style:tab-stops>
          <style:tab-stop style:position="-2.197cm"/>
          <style:tab-stop style:position="-1.197cm"/>
          <style:tab-stop style:position="-0.197cm"/>
          <style:tab-stop style:position="0.803cm"/>
          <style:tab-stop style:position="1.803cm"/>
          <style:tab-stop style:position="2.803cm"/>
          <style:tab-stop style:position="3.803cm"/>
          <style:tab-stop style:position="4.80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margin-left="3.197cm" fo:margin-right="0cm" fo:line-height="150%" fo:text-indent="-3.197cm">
        <style:tab-stops>
          <style:tab-stop style:position="-2.197cm"/>
          <style:tab-stop style:position="-1.197cm"/>
          <style:tab-stop style:position="-0.197cm"/>
          <style:tab-stop style:position="0.803cm"/>
          <style:tab-stop style:position="1.803cm"/>
          <style:tab-stop style:position="2.803cm"/>
          <style:tab-stop style:position="3.803cm"/>
          <style:tab-stop style:position="4.803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>
      <style:text-properties fo:color="#ff0000"/>
    </style:style>
    <style:style style:name="P26" style:family="paragraph">
      <style:text-properties fo:color="#000000" fo:font-size="16pt" style:font-size-asian="16pt" style:font-size-complex="16pt"/>
    </style:style>
    <style:style style:name="P27" style:family="paragraph">
      <style:paragraph-properties fo:margin-left="0.901cm" fo:margin-right="0cm" fo:line-height="150%" fo:text-align="start" fo:text-indent="-0.901cm">
        <style:tab-stops>
          <style:tab-stop style:position="0.788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underline-style="solid" style:text-underline-width="auto" style:text-underline-color="font-color"/>
    </style:style>
    <style:style style:name="P28" style:family="paragraph">
      <style:paragraph-properties fo:margin-left="0.901cm" fo:margin-right="0cm" fo:line-height="150%" fo:text-align="start" fo:text-indent="-0.901cm">
        <style:tab-stops>
          <style:tab-stop style:position="0.788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fo:font-size="13pt" style:text-underline-style="solid" style:text-underline-width="auto" style:text-underline-color="font-color" style:font-size-asian="13pt" style:font-size-complex="13pt"/>
    </style:style>
    <style:style style:name="T1" style:family="text">
      <style:text-properties fo:color="#ff6633" fo:font-family="'DejaVu Sans'" style:font-style-name="Book" style:font-family-generic="swiss" style:font-pitch="variable" fo:font-size="14pt" style:font-family-asian="'DejaVu Sans'" style:font-style-name-asian="Book" style:font-family-generic-asian="swiss" style:font-pitch-asian="variable" style:font-size-asian="14pt" style:font-family-complex="'DejaVu Sans'" style:font-style-name-complex="Book" style:font-family-generic-complex="swiss" style:font-pitch-complex="variable" style:font-size-complex="14pt"/>
    </style:style>
    <style:style style:name="T2" style:family="text">
      <style:text-properties fo:font-family="Arial" style:font-pitch="variable" fo:font-size="14pt" style:font-family-asian="'DejaVu Sans'" style:font-style-name-asian="Book" style:font-family-generic-asian="swiss" style:font-pitch-asian="variable" style:font-size-asian="14pt" style:font-family-complex="'DejaVu Sans'" style:font-style-name-complex="Book" style:font-family-generic-complex="swiss" style:font-pitch-complex="variable" style:font-size-complex="14pt"/>
    </style:style>
    <style:style style:name="T3" style:family="text">
      <style:text-properties fo:color="#280099" fo:font-family="FreeSans" style:font-family-generic="swiss" style:font-pitch="variable" fo:font-size="14pt" style:text-underline-style="solid" style:text-underline-width="auto" style:text-underline-color="font-color" style:font-family-asian="'DejaVu Sans'" style:font-style-name-asian="Book" style:font-family-generic-asian="swiss" style:font-pitch-asian="variable" style:font-size-asian="14pt" style:font-family-complex="'DejaVu Sans'" style:font-style-name-complex="Book" style:font-family-generic-complex="swiss" style:font-pitch-complex="variable" style:font-size-complex="14pt"/>
    </style:style>
    <style:style style:name="T4" style:family="text">
      <style:text-properties fo:font-family="FreeSans" style:font-family-generic="swiss" style:font-pitch="variable" fo:font-size="14pt" style:font-family-asian="'DejaVu Sans'" style:font-style-name-asian="Book" style:font-family-generic-asian="swiss" style:font-pitch-asian="variable" style:font-size-asian="14pt" style:font-family-complex="'DejaVu Sans'" style:font-style-name-complex="Book" style:font-family-generic-complex="swiss" style:font-pitch-complex="variable" style:font-size-complex="14pt"/>
    </style:style>
    <style:style style:name="T5" style:family="text">
      <style:text-properties fo:font-family="FreeSans" style:font-family-generic="swiss" style:font-pitch="variable" fo:font-size="14pt" style:font-size-asian="14pt" style:font-size-complex="14pt"/>
    </style:style>
    <style:style style:name="T6" style:family="text">
      <style:text-properties fo:color="#33cc66" fo:font-family="FreeSans" style:font-family-generic="swiss" style:font-pitch="variable" fo:font-size="14pt" style:font-family-asian="'DejaVu Sans'" style:font-style-name-asian="Book" style:font-family-generic-asian="swiss" style:font-pitch-asian="variable" style:font-size-asian="14pt" style:font-family-complex="'DejaVu Sans'" style:font-style-name-complex="Book" style:font-family-generic-complex="swiss" style:font-pitch-complex="variable" style:font-size-complex="14pt"/>
    </style:style>
    <style:style style:name="T7" style:family="text">
      <style:text-properties fo:color="#000000" fo:font-family="FreeSans" style:font-family-generic="swiss" style:font-pitch="variable" fo:font-size="14pt" style:font-family-asian="'DejaVu Sans'" style:font-style-name-asian="Book" style:font-family-generic-asian="swiss" style:font-pitch-asian="variable" style:font-size-asian="14pt" style:font-family-complex="'DejaVu Sans'" style:font-style-name-complex="Book" style:font-family-generic-complex="swiss" style:font-pitch-complex="variable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ff0000" fo:font-family="FreeSans" style:font-family-generic="swiss" style:font-pitch="variable" fo:font-size="14pt" style:font-size-asian="14pt" style:font-size-complex="14pt"/>
    </style:style>
    <style:style style:name="T10" style:family="text">
      <style:text-properties fo:color="#ffffff" fo:font-family="FreeSan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280099" fo:font-size="13pt" style:text-underline-style="solid" style:text-underline-width="auto" style:text-underline-color="font-color" style:font-size-asian="13pt" style:font-size-complex="13pt"/>
    </style:style>
    <style:style style:name="T13" style:family="text">
      <style:text-properties fo:color="#ff6633" fo:font-family="'DejaVu Sans'" style:font-style-name="Book" style:font-family-generic="swiss" style:font-pitch="variable" fo:font-size="13pt" fo:font-weight="bold" style:font-family-asian="'DejaVu Sans'" style:font-style-name-asian="Book" style:font-family-generic-asian="swiss" style:font-pitch-asian="variable" style:font-size-asian="13pt" style:font-weight-asian="bold" style:font-family-complex="'DejaVu Sans'" style:font-style-name-complex="Book" style:font-family-generic-complex="swiss" style:font-pitch-complex="variable" style:font-size-complex="13pt" style:font-weight-complex="bold"/>
    </style:style>
    <style:style style:name="T14" style:family="text">
      <style:text-properties fo:color="#33cc66" fo:font-family="FreeSans" style:font-family-generic="swiss" style:font-pitch="variable" fo:font-size="13pt" fo:font-weight="bold" style:font-family-asian="'DejaVu Sans'" style:font-style-name-asian="Book" style:font-family-generic-asian="swiss" style:font-pitch-asian="variable" style:font-size-asian="13pt" style:font-weight-asian="bold" style:font-family-complex="'DejaVu Sans'" style:font-style-name-complex="Book" style:font-family-generic-complex="swiss" style:font-pitch-complex="variable" style:font-size-complex="13pt" style:font-weight-complex="bold"/>
    </style:style>
    <style:style style:name="T15" style:family="text">
      <style:text-properties fo:color="#0000ff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color="#dc2300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color="#00ae00"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color="#666666" fo:font-size="16pt" style:font-size-asian="16pt" style:font-size-complex="16pt"/>
    </style:style>
    <style:style style:name="T19" style:family="text">
      <style:text-properties fo:color="#4c4c4c" fo:font-family="'DejaVu Sans'" style:font-style-name="Book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20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4c4c4c" fo:font-size="10.5pt" fo:font-weight="bold" style:font-size-asian="10.5pt" style:font-weight-asian="bold" style:font-size-complex="10.5pt" style:font-weight-complex="bold"/>
    </style:style>
    <style:style style:name="T22" style:family="text">
      <style:text-properties fo:color="#ff6633" fo:font-family="'DejaVu Sans'" style:font-style-name="Book" style:font-family-generic="swiss" style:font-pitch="variable" fo:font-size="14pt" fo:font-weight="bold" style:font-family-asian="'DejaVu Sans'" style:font-style-name-asian="Book" style:font-family-generic-asian="swiss" style:font-pitch-asian="variable" style:font-size-asian="14pt" style:font-weight-asian="bold" style:font-family-complex="'DejaVu Sans'" style:font-style-name-complex="Book" style:font-family-generic-complex="swiss" style:font-pitch-complex="variable" style:font-size-complex="14pt" style:font-weight-complex="bold"/>
    </style:style>
    <style:style style:name="T23" style:family="text">
      <style:text-properties fo:color="#33cc66" fo:font-family="FreeSans" style:font-family-generic="swiss" style:font-pitch="variable" fo:font-size="14pt" fo:font-weight="bold" style:font-family-asian="'DejaVu Sans'" style:font-style-name-asian="Book" style:font-family-generic-asian="swiss" style:font-pitch-asian="variable" style:font-size-asian="14pt" style:font-weight-asian="bold" style:font-family-complex="'DejaVu Sans'" style:font-style-name-complex="Book" style:font-family-generic-complex="swiss" style:font-pitch-complex="variable" style:font-size-complex="14pt" style:font-weight-complex="bold"/>
    </style:style>
    <style:style style:name="T24" style:family="text">
      <style:text-properties fo:color="#33cc66" fo:font-family="FreeSans" style:font-family-generic="swiss" style:font-pitch="variable" fo:font-size="14pt" fo:font-weight="bold" style:font-family-asian="'DejaVu Sans'" style:font-style-name-asian="Book" style:font-family-generic-asian="swiss" style:font-pitch-asian="variable" style:font-size-asian="14pt" style:font-weight-asian="bold" style:font-family-complex="'DejaVu Sans'" style:font-style-name-complex="Book" style:font-family-generic-complex="swiss" style:font-pitch-complex="variable" style:font-size-complex="14pt" style:font-weight-complex="bold"/>
    </style:style>
    <style:style style:name="T25" style:family="text">
      <style:text-properties fo:color="#ff6633" fo:font-family="'DejaVu Sans'" style:font-style-name="Book" style:font-family-generic="swiss" style:font-pitch="variable" fo:font-size="14pt" fo:font-weight="bold" style:font-family-asian="'DejaVu Sans'" style:font-style-name-asian="Book" style:font-family-generic-asian="swiss" style:font-pitch-asian="variable" style:font-size-asian="14pt" style:font-weight-asian="bold" style:font-family-complex="'DejaVu Sans'" style:font-style-name-complex="Book" style:font-family-generic-complex="swiss" style:font-pitch-complex="variable" style:font-size-complex="14pt" style:font-weight-complex="bold"/>
    </style:style>
    <style:style style:name="T26" style:family="text">
      <style:text-properties fo:color="#ff6633" fo:font-family="'DejaVu Sans'" style:font-style-name="Book" style:font-family-generic="swiss" style:font-pitch="variable" fo:font-size="20pt" fo:font-weight="normal" style:font-family-asian="'DejaVu Sans'" style:font-style-name-asian="Book" style:font-family-generic-asian="swiss" style:font-pitch-asian="variable" style:font-size-asian="20pt" style:font-weight-asian="normal" style:font-family-complex="'DejaVu Sans'" style:font-style-name-complex="Book" style:font-family-generic-complex="swiss" style:font-pitch-complex="variable" style:font-size-complex="20pt" style:font-weight-complex="normal"/>
    </style:style>
    <style:style style:name="T27" style:family="text">
      <style:text-properties fo:color="#ff0000" fo:font-family="'DejaVu Sans'" style:font-style-name="Book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28" style:family="text">
      <style:text-properties fo:color="#000000" fo:font-size="16pt" style:font-size-asian="16pt" style:font-size-complex="16pt"/>
    </style:style>
    <style:style style:name="T29" style:family="text">
      <style:text-properties fo:color="#ffffff" fo:font-family="FreeSans" style:font-family-generic="swiss" style:font-pitch="variable" fo:font-size="14pt" style:font-size-asian="14pt" style:font-size-complex="14pt"/>
    </style:style>
    <style:style style:name="T30" style:family="text">
      <style:text-properties fo:color="#ffff00" fo:font-family="FreeSans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779cm" svg:x="0cm" svg:y="0.962cm" presentation:class="title">
          <draw:text-box>
            <text:p>Trialist dashboard: submissions</text:p>
          </draw:text-box>
        </draw:frame>
        <draw:frame draw:style-name="gr1" draw:layer="layout" svg:width="15.538cm" svg:height="6.763cm" svg:x="4.01cm" svg:y="9.667cm">
          <draw:text-box>
            <text:p><text:span text:style-name="T1"/></text:p>
            <text:p text:style-name="P1"><text:span text:style-name="T1">✎</text:span><text:span text:style-name="T2"> </text:span><text:span text:style-name="T3">2009-10-30</text:span><text:span text:style-name="T4"> </text:span><text:span text:style-name="T5">Scientific title of the most recently submitted trial record</text:span></text:p>
            <text:p text:style-name="P1"><text:span text:style-name="T5"/></text:p>
            <text:p text:style-name="P1"><text:span text:style-name="T6">✔</text:span><text:span text:style-name="T4"> </text:span><text:span text:style-name="T3">2009-06-17</text:span><text:span text:style-name="T4"> </text:span><text:span text:style-name="T5">ACRONYM: Scientific title of another recently submitted record, about an extremely complicated trial spanning many countries and with multiple interventions</text:span></text:p>
            <text:p text:style-name="P1"><text:span text:style-name="T5"/></text:p>
            <text:p text:style-name="P1"><text:span text:style-name="T6">✔</text:span><text:span text:style-name="T7"> </text:span><text:span text:style-name="T3">2008-10-22</text:span><text:span text:style-name="T7"> </text:span><text:span text:style-name="T5">Title of a trial record submitted last year with a not so long title, but long enough to require two lines </text:span></text:p>
          </draw:text-box>
        </draw:frame>
        <draw:custom-shape draw:style-name="gr2" draw:text-style-name="P3" draw:layer="layout" svg:width="7.62cm" svg:height="0.7cm" svg:x="11.585cm" svg:y="7.355cm">
          <text:p text:style-name="P2"><text:span text:style-name="T8">Submit new trial rec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2" draw:layer="layout" svg:width="2.105cm" svg:height="11.195cm" svg:x="0.435cm" svg:y="6.48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3.114cm" svg:height="0.7cm" svg:x="10.043cm" svg:y="5.4cm">
              <text:p text:style-name="P2"><text:span text:style-name="T5">feedback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6.821cm" svg:y="5.4cm">
              <text:p text:style-name="P2"><text:span text:style-name="T5">issues </text:span><text:span text:style-name="T9">(7)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3.6cm" svg:y="5.4cm">
              <text:p text:style-name="P2"><text:span text:style-name="T5">submissions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16.486cm" svg:y="5.4cm">
              <text:p text:style-name="P2"><text:span text:style-name="T5">log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13.264cm" svg:y="5.4cm">
              <text:p text:style-name="P2"><text:span text:style-name="T5">user profil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2.8cm" svg:height="0.7cm" svg:x="0.5cm" svg:y="10cm">
              <text:p text:style-name="P2"><text:span text:style-name="T5">help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8cm">
              <text:p text:style-name="P2"><text:span text:style-name="T5">search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7cm">
              <text:p text:style-name="P2"><text:span text:style-name="T5">hom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11cm">
              <text:p text:style-name="P2"><text:span text:style-name="T5">ab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9cm">
              <text:p text:style-name="P2"><text:span text:style-name="T5">new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3cm" svg:height="1.3cm" svg:x="0.435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layer="layout" svg:x1="4cm" svg:y1="11.8cm" svg:x2="19.25cm" svg:y2="11.8cm">
          <text:p/>
        </draw:line>
        <draw:line draw:style-name="gr6" draw:layer="layout" svg:x1="4cm" svg:y1="14.8cm" svg:x2="19.25cm" svg:y2="14.8cm">
          <text:p/>
        </draw:line>
        <draw:line draw:style-name="gr6" draw:layer="layout" svg:x1="4cm" svg:y1="16.7cm" svg:x2="19.25cm" svg:y2="16.7cm">
          <text:p/>
        </draw:line>
        <draw:frame draw:style-name="gr7" draw:text-style-name="P3" draw:layer="layout" svg:width="15.25cm" svg:height="0.927cm" svg:x="4cm" svg:y="9.035cm">
          <draw:text-box>
            <text:p><text:span text:style-name="T8">Submitted trial records</text:span></text:p>
          </draw:text-box>
        </draw:frame>
        <draw:custom-shape draw:style-name="gr8" draw:text-style-name="P6" draw:layer="layout" svg:width="3.114cm" svg:height="0.7cm" svg:x="3.6cm" svg:y="5.4cm">
          <text:p text:style-name="P5"><text:span text:style-name="T10">submiss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2.7cm" svg:height="9.526cm" svg:x="3.175cm" svg:y="1.904cm" draw:page-number="1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779cm" svg:x="0cm" svg:y="0.962cm" presentation:class="title">
          <draw:text-box>
            <text:p>Submit new trial record</text:p>
          </draw:text-box>
        </draw:frame>
        <draw:g>
          <draw:custom-shape draw:style-name="gr3" draw:text-style-name="P2" draw:layer="layout" svg:width="2.105cm" svg:height="11.195cm" svg:x="0.435cm" svg:y="6.48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3.114cm" svg:height="0.7cm" svg:x="10.043cm" svg:y="5.4cm">
              <text:p text:style-name="P2"><text:span text:style-name="T5">feedback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6.821cm" svg:y="5.4cm">
              <text:p text:style-name="P2"><text:span text:style-name="T5">issues </text:span><text:span text:style-name="T9">(7)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3.6cm" svg:y="5.4cm">
              <text:p text:style-name="P2"><text:span text:style-name="T5">submissions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16.486cm" svg:y="5.4cm">
              <text:p text:style-name="P2"><text:span text:style-name="T5">log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13.264cm" svg:y="5.4cm">
              <text:p text:style-name="P2"><text:span text:style-name="T5">user profil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2.8cm" svg:height="0.7cm" svg:x="0.5cm" svg:y="10cm">
              <text:p text:style-name="P2"><text:span text:style-name="T5">help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8cm">
              <text:p text:style-name="P2"><text:span text:style-name="T5">search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7cm">
              <text:p text:style-name="P2"><text:span text:style-name="T5">hom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11cm">
              <text:p text:style-name="P2"><text:span text:style-name="T5">ab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9cm">
              <text:p text:style-name="P2"><text:span text:style-name="T5">new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3cm" svg:height="1.3cm" svg:x="0.435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2" draw:layer="layout" svg:width="8cm" svg:height="0.7cm" svg:x="11.095cm" svg:y="12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4.07cm" svg:height="0.927cm" svg:x="5.18cm" svg:y="11.533cm">
          <draw:text-box>
            <text:p text:style-name="P2"><text:span text:style-name="T8">Primary sponsor</text:span></text:p>
          </draw:text-box>
        </draw:frame>
        <draw:frame draw:style-name="gr11" draw:text-style-name="P7" draw:layer="layout" svg:width="4.613cm" svg:height="0.843cm" svg:x="6.387cm" svg:y="12.7cm">
          <draw:text-box>
            <text:p><text:span text:style-name="T11">Name of institution</text:span></text:p>
          </draw:text-box>
        </draw:frame>
        <draw:frame draw:style-name="gr11" draw:text-style-name="P7" draw:layer="layout" svg:width="3.787cm" svg:height="0.843cm" svg:x="7.213cm" svg:y="13.764cm">
          <draw:text-box>
            <text:p><text:span text:style-name="T11">Postal address</text:span></text:p>
          </draw:text-box>
        </draw:frame>
        <draw:frame draw:style-name="gr11" draw:text-style-name="P7" draw:layer="layout" svg:width="2.238cm" svg:height="0.843cm" svg:x="8.762cm" svg:y="15.672cm">
          <draw:text-box>
            <text:p><text:span text:style-name="T11">Country</text:span></text:p>
          </draw:text-box>
        </draw:frame>
        <draw:g>
          <draw:custom-shape draw:style-name="gr10" draw:text-style-name="P2" draw:layer="layout" svg:width="8cm" svg:height="0.7cm" svg:x="11.095cm" svg:y="15.80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-0.5cm" svg:height="-0.5cm" svg:x="18.9cm" svg:y="16.4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2" draw:layer="layout" svg:width="0.801cm" svg:height="0.7cm" svg:x="18.25cm" svg:y="15.805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" draw:layer="layout" svg:width="8cm" svg:height="1.75cm" svg:x="11.1cm" svg:y="1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cm" svg:height="0.7cm" svg:x="11.095cm" svg:y="6.801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3.567cm" svg:height="0.843cm" svg:x="7.487cm" svg:y="6.701cm">
          <draw:text-box>
            <text:p><text:span text:style-name="T11">Scientific Title</text:span></text:p>
          </draw:text-box>
        </draw:frame>
        <draw:frame draw:style-name="gr7" draw:text-style-name="P3" draw:layer="layout" svg:width="14.07cm" svg:height="0.927cm" svg:x="5.18cm" svg:y="7.734cm">
          <draw:text-box>
            <text:p text:style-name="P2"><text:span text:style-name="T8">Countries of recruitment</text:span></text:p>
          </draw:text-box>
        </draw:frame>
        <draw:custom-shape draw:style-name="gr14" draw:text-style-name="P2" draw:layer="layout" svg:width="0.75cm" svg:height="0.5cm" svg:x="11.95cm" svg:y="9.45cm">
          <text:p/>
          <draw:enhanced-geometry svg:viewBox="0 0 21600 21600" draw:text-areas="0 ?f0 ?f5 ?f2" draw:type="right-arrow" draw:modifiers="13063.4730538922 6855.089820359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-0.75cm" svg:height="-0.5cm" svg:x="12.6cm" svg:y="10.65cm">
          <text:p/>
          <draw:enhanced-geometry svg:viewBox="0 0 21600 21600" draw:text-areas="0 ?f0 ?f5 ?f2" draw:type="right-arrow" draw:modifiers="13063.4730538922 6855.089820359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0" draw:text-style-name="P2" draw:layer="layout" svg:width="6cm" svg:height="2.2cm" svg:x="5.5cm" svg:y="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2.2cm" svg:x="11cm" svg:y="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layout" svg:width="6cm" svg:height="2.2cm" svg:x="13cm" svg:y="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2.2cm" svg:x="18.5cm" svg:y="9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8" draw:layer="layout" svg:width="8cm" svg:height="0.7cm" svg:x="11.1cm" svg:y="16.8cm">
          <text:p text:style-name="P2"><text:span text:style-name="T11">Create new trial rec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.114cm" svg:height="0.7cm" svg:x="3.6cm" svg:y="5.4cm">
          <text:p text:style-name="P5"><text:span text:style-name="T10">submission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2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779cm" svg:x="0cm" svg:y="0.962cm" presentation:class="title">
          <draw:text-box>
            <text:p>Submit new trial record</text:p>
          </draw:text-box>
        </draw:frame>
        <draw:g>
          <draw:custom-shape draw:style-name="gr3" draw:text-style-name="P2" draw:layer="layout" svg:width="2.105cm" svg:height="11.195cm" svg:x="0.435cm" svg:y="6.48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3.114cm" svg:height="0.7cm" svg:x="10.043cm" svg:y="5.4cm">
              <text:p text:style-name="P2"><text:span text:style-name="T5">feedback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6.821cm" svg:y="5.4cm">
              <text:p text:style-name="P2"><text:span text:style-name="T5">issues </text:span><text:span text:style-name="T9">(7)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3.6cm" svg:y="5.4cm">
              <text:p text:style-name="P2"><text:span text:style-name="T5">submissions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16.486cm" svg:y="5.4cm">
              <text:p text:style-name="P2"><text:span text:style-name="T5">log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13.264cm" svg:y="5.4cm">
              <text:p text:style-name="P2"><text:span text:style-name="T5">user profil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2.8cm" svg:height="0.7cm" svg:x="0.5cm" svg:y="10cm">
              <text:p text:style-name="P2"><text:span text:style-name="T5">help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8cm">
              <text:p text:style-name="P2"><text:span text:style-name="T5">search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7cm">
              <text:p text:style-name="P2"><text:span text:style-name="T5">hom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11cm">
              <text:p text:style-name="P2"><text:span text:style-name="T5">ab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9cm">
              <text:p text:style-name="P2"><text:span text:style-name="T5">new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3cm" svg:height="1.3cm" svg:x="0.435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3" draw:layer="layout" svg:width="14.5cm" svg:height="0.927cm" svg:x="4.75cm" svg:y="6.834cm">
          <draw:text-box>
            <text:p text:style-name="P2"><text:span text:style-name="T8">Trial Record Translation Summary</text:span></text:p>
          </draw:text-box>
        </draw:frame>
        <draw:frame draw:style-name="gr11" draw:text-style-name="P10" draw:layer="layout" svg:width="7.208cm" svg:height="6.851cm" svg:x="11.592cm" svg:y="9.85cm">
          <draw:text-box>
            <text:p text:style-name="P9"><text:span text:style-name="T12">Trial identification</text:span></text:p>
            <text:p text:style-name="P9"><text:span text:style-name="T12">Sponsors and sources of support</text:span></text:p>
            <text:p text:style-name="P9"><text:span text:style-name="T12">Contacts</text:span></text:p>
            <text:p text:style-name="P9"><text:span text:style-name="T12">Recruitment</text:span></text:p>
            <text:p text:style-name="P9"><text:span text:style-name="T12">Health conditions or problems</text:span></text:p>
            <text:p text:style-name="P9"><text:span text:style-name="T12">Interventions</text:span></text:p>
            <text:p text:style-name="P9"><text:span text:style-name="T12">Trial design</text:span></text:p>
            <text:p text:style-name="P9"><text:span text:style-name="T12">Outcomes</text:span></text:p>
          </draw:text-box>
        </draw:frame>
        <draw:frame draw:style-name="gr16" draw:text-style-name="P12" draw:layer="layout" svg:width="1.262cm" svg:height="6.851cm" svg:x="10.3cm" svg:y="9.85cm">
          <draw:text-box>
            <text:p text:style-name="P11"><text:span text:style-name="T13">✎</text:span></text:p>
            <text:p text:style-name="P11"><text:span text:style-name="T14">✔</text:span></text:p>
            <text:p text:style-name="P11"><text:span text:style-name="T14">✔</text:span></text:p>
            <text:p text:style-name="P11"><text:span text:style-name="T13">✎</text:span></text:p>
            <text:p text:style-name="P11"><text:span text:style-name="T14">✔</text:span></text:p>
            <text:p text:style-name="P11"><text:span text:style-name="T14">✔</text:span></text:p>
            <text:p text:style-name="P11"><text:span text:style-name="T13">✎</text:span></text:p>
            <text:p text:style-name="P11"><text:span text:style-name="T14">✔</text:span></text:p>
          </draw:text-box>
        </draw:frame>
        <draw:frame draw:style-name="gr17" draw:text-style-name="P13" draw:layer="layout" svg:width="1.285cm" svg:height="1cm" svg:x="10.115cm" svg:y="9.2cm">
          <draw:text-box>
            <text:p><text:span text:style-name="T15">EN</text:span></text:p>
          </draw:text-box>
        </draw:frame>
        <draw:frame draw:style-name="gr16" draw:text-style-name="P12" draw:layer="layout" svg:width="1.262cm" svg:height="6.851cm" svg:x="8.901cm" svg:y="9.851cm">
          <draw:text-box>
            <text:p text:style-name="P11"><text:span text:style-name="T13">✎</text:span></text:p>
            <text:p text:style-name="P11"><text:span text:style-name="T14">✔</text:span></text:p>
            <text:p text:style-name="P11"><text:span text:style-name="T14">✔</text:span></text:p>
            <text:p text:style-name="P11"><text:span text:style-name="T14">✔</text:span></text:p>
            <text:p text:style-name="P11"><text:span text:style-name="T14">✔</text:span></text:p>
            <text:p text:style-name="P11"><text:span text:style-name="T14">✔</text:span></text:p>
            <text:p text:style-name="P11"><text:span text:style-name="T13">✎</text:span></text:p>
            <text:p text:style-name="P11"><text:span text:style-name="T14">✔</text:span></text:p>
          </draw:text-box>
        </draw:frame>
        <draw:frame draw:style-name="gr17" draw:text-style-name="P14" draw:layer="layout" svg:width="1.256cm" svg:height="1cm" svg:x="8.716cm" svg:y="9.201cm">
          <draw:text-box>
            <text:p><text:span text:style-name="T16">ES</text:span></text:p>
          </draw:text-box>
        </draw:frame>
        <draw:frame draw:style-name="gr16" draw:text-style-name="P12" draw:layer="layout" svg:width="1.262cm" svg:height="6.851cm" svg:x="7.602cm" svg:y="9.852cm">
          <draw:text-box>
            <text:p text:style-name="P11"><text:span text:style-name="T14">✔</text:span></text:p>
            <text:p text:style-name="P11"><text:span text:style-name="T14">✔</text:span></text:p>
            <text:p text:style-name="P11"><text:span text:style-name="T14">✔</text:span></text:p>
            <text:p text:style-name="P11"><text:span text:style-name="T14">✔</text:span></text:p>
            <text:p text:style-name="P11"><text:span text:style-name="T14">✔</text:span></text:p>
            <text:p text:style-name="P11"><text:span text:style-name="T14">✔</text:span></text:p>
            <text:p text:style-name="P11"><text:span text:style-name="T14">✔</text:span></text:p>
            <text:p text:style-name="P11"><text:span text:style-name="T14">✔</text:span></text:p>
          </draw:text-box>
        </draw:frame>
        <draw:frame draw:style-name="gr17" draw:text-style-name="P15" draw:layer="layout" svg:width="1.222cm" svg:height="1cm" svg:x="7.417cm" svg:y="9.202cm">
          <draw:text-box>
            <text:p><text:span text:style-name="T17">PT</text:span></text:p>
          </draw:text-box>
        </draw:frame>
        <draw:line draw:style-name="gr6" draw:layer="layout" svg:x1="7.05cm" svg:y1="11cm" svg:x2="19.05cm" svg:y2="11cm">
          <text:p/>
        </draw:line>
        <draw:line draw:style-name="gr6" draw:layer="layout" svg:x1="7.05cm" svg:y1="10.2cm" svg:x2="19.05cm" svg:y2="10.2cm">
          <text:p/>
        </draw:line>
        <draw:line draw:style-name="gr6" draw:layer="layout" svg:x1="7.05cm" svg:y1="11.8cm" svg:x2="19.05cm" svg:y2="11.8cm">
          <text:p/>
        </draw:line>
        <draw:line draw:style-name="gr6" draw:layer="layout" svg:x1="7.05cm" svg:y1="12.6cm" svg:x2="19.05cm" svg:y2="12.6cm">
          <text:p/>
        </draw:line>
        <draw:line draw:style-name="gr6" draw:layer="layout" svg:x1="7.05cm" svg:y1="13.4cm" svg:x2="19.05cm" svg:y2="13.4cm">
          <text:p/>
        </draw:line>
        <draw:line draw:style-name="gr6" draw:layer="layout" svg:x1="7.05cm" svg:y1="14.3cm" svg:x2="19.05cm" svg:y2="14.3cm">
          <text:p/>
        </draw:line>
        <draw:line draw:style-name="gr6" draw:layer="layout" svg:x1="7.05cm" svg:y1="15.1cm" svg:x2="19.05cm" svg:y2="15.1cm">
          <text:p/>
        </draw:line>
        <draw:line draw:style-name="gr6" draw:layer="layout" svg:x1="7.05cm" svg:y1="15.9cm" svg:x2="19.05cm" svg:y2="15.9cm">
          <text:p/>
        </draw:line>
        <draw:line draw:style-name="gr6" draw:layer="layout" svg:x1="7.05cm" svg:y1="16.8cm" svg:x2="19.05cm" svg:y2="16.8cm">
          <text:p/>
        </draw:line>
        <draw:frame draw:style-name="gr18" draw:text-style-name="P16" draw:layer="layout" svg:width="3.389cm" svg:height="2.277cm" svg:x="7.8cm" svg:y="8.423cm">
          <draw:text-box>
            <text:p text:style-name="P16"><text:span text:style-name="T18">translations</text:span></text:p>
          </draw:text-box>
        </draw:frame>
        <draw:custom-shape draw:style-name="gr8" draw:text-style-name="P6" draw:layer="layout" svg:width="3.114cm" svg:height="0.7cm" svg:x="3.6cm" svg:y="5.4cm">
          <text:p text:style-name="P5"><text:span text:style-name="T10">submission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3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779cm" svg:x="0cm" svg:y="0.962cm" presentation:class="title">
          <draw:text-box>
            <text:p>Submit new trial record</text:p>
          </draw:text-box>
        </draw:frame>
        <draw:g>
          <draw:custom-shape draw:style-name="gr3" draw:text-style-name="P2" draw:layer="layout" svg:width="2.105cm" svg:height="11.195cm" svg:x="0.435cm" svg:y="6.48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3.114cm" svg:height="0.7cm" svg:x="10.043cm" svg:y="5.4cm">
              <text:p text:style-name="P2"><text:span text:style-name="T5">feedback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6.821cm" svg:y="5.4cm">
              <text:p text:style-name="P2"><text:span text:style-name="T5">issues </text:span><text:span text:style-name="T9">(7)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3.6cm" svg:y="5.4cm">
              <text:p text:style-name="P2"><text:span text:style-name="T5">submissions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16.486cm" svg:y="5.4cm">
              <text:p text:style-name="P2"><text:span text:style-name="T5">log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13.264cm" svg:y="5.4cm">
              <text:p text:style-name="P2"><text:span text:style-name="T5">user profil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2.8cm" svg:height="0.7cm" svg:x="0.5cm" svg:y="10cm">
              <text:p text:style-name="P2"><text:span text:style-name="T5">help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8cm">
              <text:p text:style-name="P2"><text:span text:style-name="T5">search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7cm">
              <text:p text:style-name="P2"><text:span text:style-name="T5">hom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11cm">
              <text:p text:style-name="P2"><text:span text:style-name="T5">ab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9cm">
              <text:p text:style-name="P2"><text:span text:style-name="T5">new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3cm" svg:height="1.3cm" svg:x="0.435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7" draw:layer="layout" svg:width="3.669cm" svg:height="0.843cm" svg:x="4.5cm" svg:y="11.05cm">
          <draw:text-box>
            <text:p><text:span text:style-name="T11">DeCS disease</text:span></text:p>
          </draw:text-box>
        </draw:frame>
        <draw:frame draw:style-name="gr11" draw:text-style-name="P7" draw:layer="layout" svg:width="2.983cm" svg:height="0.843cm" svg:x="4.413cm" svg:y="7.764cm">
          <draw:text-box>
            <text:p><text:span text:style-name="T11">Description</text:span></text:p>
          </draw:text-box>
        </draw:frame>
        <draw:frame draw:style-name="gr19" draw:text-style-name="P18" draw:layer="layout" svg:width="2.983cm" svg:height="0.843cm" svg:x="4.4cm" svg:y="14.372cm">
          <draw:text-box>
            <text:p text:style-name="P17"><text:span text:style-name="T11">Vocabulary</text:span></text:p>
          </draw:text-box>
        </draw:frame>
        <draw:custom-shape draw:style-name="gr10" draw:text-style-name="P2" draw:layer="layout" svg:width="5.5cm" svg:height="2.95cm" svg:x="7.5cm" svg:y="7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4.75cm" svg:height="0.927cm" svg:x="4.5cm" svg:y="6.534cm">
          <draw:text-box>
            <text:p text:style-name="P2"><text:span text:style-name="T8">Health Condition(s) or Problem(s) studied</text:span></text:p>
          </draw:text-box>
        </draw:frame>
        <draw:g>
          <draw:custom-shape draw:style-name="gr10" draw:text-style-name="P2" draw:layer="layout" svg:width="10cm" svg:height="0.7cm" svg:x="8.35cm" svg:y="11.10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-0.5cm" svg:height="-0.5cm" svg:x="18.155cm" svg:y="11.7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2" draw:layer="layout" svg:width="0.801cm" svg:height="0.7cm" svg:x="17.505cm" svg:y="11.105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7" draw:layer="layout" svg:width="3.863cm" svg:height="0.843cm" svg:x="4.301cm" svg:y="11.951cm">
          <draw:text-box>
            <text:p><text:span text:style-name="T11">ICD-10 chapter</text:span></text:p>
          </draw:text-box>
        </draw:frame>
        <draw:g>
          <draw:custom-shape draw:style-name="gr10" draw:text-style-name="P2" draw:layer="layout" svg:width="10cm" svg:height="0.7cm" svg:x="8.35cm" svg:y="12.10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-0.5cm" svg:height="-0.5cm" svg:x="18.155cm" svg:y="12.7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2" draw:layer="layout" svg:width="0.801cm" svg:height="0.7cm" svg:x="17.505cm" svg:y="12.1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0" draw:text-style-name="P2" draw:layer="layout" svg:width="10cm" svg:height="0.7cm" svg:x="7.55cm" svg:y="15.40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0.801cm" svg:height="0.7cm" svg:x="16.705cm" svg:y="15.40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0" draw:text-style-name="P19" draw:layer="layout" svg:width="1.035cm" svg:height="1.263cm" svg:x="16.55cm" svg:y="15.2cm">
            <draw:text-box>
              <text:p text:style-name="P19"><text:span text:style-name="T19">✱</text:span></text:p>
            </draw:text-box>
          </draw:frame>
        </draw:g>
        <draw:frame draw:style-name="gr7" draw:text-style-name="P3" draw:layer="layout" svg:width="14.75cm" svg:height="0.927cm" svg:x="4.5cm" svg:y="13.173cm">
          <draw:text-box>
            <text:p text:style-name="P2"><text:span text:style-name="T8"><text:s/></text:span><text:span text:style-name="T8">Condition or Problem Keyword Descriptors</text:span></text:p>
          </draw:text-box>
        </draw:frame>
        <draw:g>
          <draw:custom-shape draw:style-name="gr10" draw:text-style-name="P2" draw:layer="layout" svg:width="10cm" svg:height="0.7cm" svg:x="7.55cm" svg:y="14.40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-0.5cm" svg:height="-0.5cm" svg:x="17.355cm" svg:y="15.0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2" draw:layer="layout" svg:width="0.801cm" svg:height="0.7cm" svg:x="16.705cm" svg:y="14.405cm">
            <text:p/>
            <draw:enhanced-geometry svg:viewBox="0 0 21600 21600" draw:type="rectangle" draw:enhanced-path="M 0 0 L 21600 0 21600 21600 0 21600 0 0 Z N"/>
          </draw:custom-shape>
        </draw:g>
        <draw:frame draw:style-name="gr19" draw:text-style-name="P18" draw:layer="layout" svg:width="3.093cm" svg:height="0.843cm" svg:x="4.301cm" svg:y="15.273cm">
          <draw:text-box>
            <text:p text:style-name="P17"><text:span text:style-name="T11">Code / term</text:span></text:p>
          </draw:text-box>
        </draw:frame>
        <draw:custom-shape draw:style-name="gr2" draw:text-style-name="P8" draw:layer="layout" svg:width="0.7cm" svg:height="0.7cm" svg:x="11.325cm" svg:y="16.5cm">
          <text:p text:style-name="P2"><text:span text:style-name="T1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.2cm" svg:height="1.25cm" svg:x="2.85cm" svg:y="16.5cm">
          <text:p text:style-name="P2"><text:span text:style-name="T11">Save and </text:span><text:span text:style-name="T11"><text:line-break/></text:span><text:span text:style-name="T11">continue la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0.7cm" svg:height="0.7cm" svg:x="12.35cm" svg:y="16.5cm">
          <text:p text:style-name="P2"><text:span text:style-name="T1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0.7cm" svg:height="0.7cm" svg:x="13.35cm" svg:y="16.5cm">
          <text:p text:style-name="P2"><text:span text:style-name="T1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0.7cm" svg:height="0.7cm" svg:x="14.35cm" svg:y="16.5cm">
          <text:p text:style-name="P2"><text:span text:style-name="T1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0.7cm" svg:height="0.7cm" svg:x="15.35cm" svg:y="16.5cm">
          <text:p text:style-name="P5"><text:span text:style-name="T20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0.7cm" svg:height="0.7cm" svg:x="16.35cm" svg:y="16.5cm">
          <text:p text:style-name="P2"><text:span text:style-name="T1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0.7cm" svg:height="0.7cm" svg:x="17.35cm" svg:y="16.5cm">
          <text:p text:style-name="P2"><text:span text:style-name="T1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0.7cm" svg:height="0.7cm" svg:x="18.35cm" svg:y="16.5cm">
          <text:p text:style-name="P2"><text:span text:style-name="T1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3" draw:layer="layout" svg:width="1.285cm" svg:height="0.998cm" svg:x="5.965cm" svg:y="8.4cm">
          <draw:text-box>
            <text:p><text:span text:style-name="T15">EN</text:span></text:p>
          </draw:text-box>
        </draw:frame>
        <draw:frame draw:style-name="gr23" draw:text-style-name="P21" draw:layer="layout" svg:width="5.823cm" svg:height="2.008cm" svg:x="13.327cm" svg:y="8.692cm">
          <draw:text-box>
            <text:p text:style-name="P21"><text:span text:style-name="T21">Lorem ipsum dolor sit amet, consectetur adipiscing elit. Etiam a consequat massa. Integer semper lectus lacinia.</text:span></text:p>
          </draw:text-box>
        </draw:frame>
        <draw:g>
          <draw:g>
            <draw:custom-shape draw:style-name="gr10" draw:text-style-name="P2" draw:layer="layout" svg:width="2cm" svg:height="0.7cm" svg:x="17.1cm" svg:y="7.7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2" draw:layer="layout" svg:width="-0.5cm" svg:height="-0.5cm" svg:x="18.905cm" svg:y="8.38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2" draw:layer="layout" svg:width="0.801cm" svg:height="0.7cm" svg:x="18.255cm" svg:y="7.7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7" draw:text-style-name="P15" draw:layer="layout" svg:width="1.222cm" svg:height="1cm" svg:x="16.978cm" svg:y="7.6cm">
            <draw:text-box>
              <text:p><text:span text:style-name="T17">PT</text:span></text:p>
            </draw:text-box>
          </draw:frame>
        </draw:g>
        <draw:custom-shape draw:style-name="gr2" draw:text-style-name="P8" draw:layer="layout" svg:width="1.35cm" svg:height="0.7cm" svg:x="17.8cm" svg:y="15cm">
          <text:p text:style-name="P2"><text:span text:style-name="T11">A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.114cm" svg:height="0.7cm" svg:x="3.6cm" svg:y="5.4cm">
          <text:p text:style-name="P5"><text:span text:style-name="T10">submissions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.5cm" svg:height="0.7cm" svg:x="7.65cm" svg:y="16.473cm">
          <text:p text:style-name="P2"><text:span text:style-name="T11">Save and go t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3" draw:layer="layout" svg:width="9.25cm" svg:height="1.139cm" svg:x="11.25cm" svg:y="16.874cm">
          <draw:text-box>
            <text:p text:style-name="P22"><text:span text:style-name="T22">✎</text:span><text:span text:style-name="T22"><text:tab/></text:span><text:span text:style-name="T23">✔</text:span><text:span text:style-name="T23"><text:tab/></text:span><text:span text:style-name="T23">✔</text:span><text:span text:style-name="T23"><text:tab/></text:span><text:span text:style-name="T24">✔</text:span><text:span text:style-name="T22"><text:tab/></text:span><text:span text:style-name="T25">✎</text:span><text:span text:style-name="T23"><text:tab/></text:span><text:span text:style-name="T23">✔</text:span><text:span text:style-name="T23"><text:tab/></text:span><text:span text:style-name="T22">✎</text:span><text:span text:style-name="T22"><text:tab/></text:span><text:span text:style-name="T23">✔</text:span></text:p>
          </draw:text-box>
        </draw:frame>
        <draw:frame draw:style-name="gr25" draw:text-style-name="P24" draw:layer="layout" svg:width="1.25cm" svg:height="1.521cm" svg:x="18.15cm" svg:y="6.029cm">
          <draw:text-box>
            <text:p text:style-name="P22"><text:span text:style-name="T26">✎</text:span></text:p>
          </draw:text-box>
        </draw:frame>
        <draw:frame draw:style-name="gr11" draw:text-style-name="P25" draw:layer="layout" svg:width="1.399cm" svg:height="1.013cm" svg:x="18.301cm" svg:y="10.9cm">
          <draw:text-box>
            <text:p><text:span text:style-name="T27">⌫</text:span></text:p>
          </draw:text-box>
        </draw:frame>
        <draw:frame draw:style-name="gr11" draw:text-style-name="P25" draw:layer="layout" svg:width="1.399cm" svg:height="1.013cm" svg:x="13.001cm" svg:y="7.65cm">
          <draw:text-box>
            <text:p><text:span text:style-name="T27">⌫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4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779cm" svg:x="0cm" svg:y="0.962cm" presentation:class="title">
          <draw:text-box>
            <text:p>Pending issues</text:p>
          </draw:text-box>
        </draw:frame>
        <draw:g>
          <draw:custom-shape draw:style-name="gr3" draw:text-style-name="P2" draw:layer="layout" svg:width="2.105cm" svg:height="11.195cm" svg:x="0.435cm" svg:y="6.48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3.114cm" svg:height="0.7cm" svg:x="10.043cm" svg:y="5.4cm">
              <text:p text:style-name="P2"><text:span text:style-name="T5">feedback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6.821cm" svg:y="5.4cm">
              <text:p text:style-name="P2"><text:span text:style-name="T5">issues </text:span><text:span text:style-name="T9">(7)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3.6cm" svg:y="5.4cm">
              <text:p text:style-name="P2"><text:span text:style-name="T5">submissions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16.486cm" svg:y="5.4cm">
              <text:p text:style-name="P2"><text:span text:style-name="T5">log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13.264cm" svg:y="5.4cm">
              <text:p text:style-name="P2"><text:span text:style-name="T5">user profil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2.8cm" svg:height="0.7cm" svg:x="0.5cm" svg:y="10cm">
              <text:p text:style-name="P2"><text:span text:style-name="T5">help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8cm">
              <text:p text:style-name="P2"><text:span text:style-name="T5">search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7cm">
              <text:p text:style-name="P2"><text:span text:style-name="T5">hom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11cm">
              <text:p text:style-name="P2"><text:span text:style-name="T5">ab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9cm">
              <text:p text:style-name="P2"><text:span text:style-name="T5">new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3cm" svg:height="1.3cm" svg:x="0.435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3" draw:layer="layout" svg:width="14.75cm" svg:height="0.927cm" svg:x="4.5cm" svg:y="6.834cm">
          <draw:text-box>
            <text:p text:style-name="P2"><text:span text:style-name="T8">Pending issues</text:span></text:p>
          </draw:text-box>
        </draw:frame>
        <draw:frame draw:style-name="gr11" draw:text-style-name="P10" draw:layer="layout" svg:width="7.411cm" svg:height="6.026cm" svg:x="9.839cm" svg:y="8.499cm">
          <draw:text-box>
            <text:p text:style-name="P9"><text:span text:style-name="T12">Additional information needed</text:span></text:p>
            <text:p text:style-name="P9"><text:span text:style-name="T12">Improper use of ICD-10 descriptor</text:span></text:p>
            <text:p text:style-name="P9"><text:span text:style-name="T12">Multiple outcomes in primary field</text:span></text:p>
            <text:p text:style-name="P9"><text:span text:style-name="T12">Unreachable public contact</text:span></text:p>
            <text:p text:style-name="P9"><text:span text:style-name="T12">Missing UTN</text:span></text:p>
            <text:p text:style-name="P9"><text:span text:style-name="T12">Possible duplicate registration</text:span></text:p>
            <text:p text:style-name="P9"><text:span text:style-name="T12">Outdated recruitment status</text:span></text:p>
          </draw:text-box>
        </draw:frame>
        <draw:frame draw:style-name="gr17" draw:text-style-name="P26" draw:layer="layout" svg:width="1.882cm" svg:height="1cm" svg:x="4.5cm" svg:y="8cm">
          <draw:text-box>
            <text:p text:style-name="P26"><text:span text:style-name="T28">Inbox</text:span></text:p>
          </draw:text-box>
        </draw:frame>
        <draw:custom-shape draw:style-name="gr8" draw:text-style-name="P4" draw:layer="layout" svg:width="3.115cm" svg:height="0.7cm" svg:x="6.822cm" svg:y="5.4cm">
          <text:p text:style-name="P2"><text:span text:style-name="T29">issues</text:span><text:span text:style-name="T5"> </text:span><text:span text:style-name="T30">(7)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.839cm" svg:height="6.026cm" svg:x="6.989cm" svg:y="8.499cm">
          <draw:text-box>
            <text:p text:style-name="P9"><text:span text:style-name="T12">2009-10-30</text:span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>2009-01-14</text:span></text:p>
          </draw:text-box>
        </draw:frame>
        <draw:line draw:style-name="gr6" draw:layer="layout" svg:x1="6.85cm" svg:y1="9.7cm" svg:x2="18.85cm" svg:y2="9.7cm">
          <text:p/>
        </draw:line>
        <draw:line draw:style-name="gr6" draw:layer="layout" svg:x1="6.85cm" svg:y1="8.9cm" svg:x2="18.85cm" svg:y2="8.9cm">
          <text:p/>
        </draw:line>
        <draw:line draw:style-name="gr6" draw:layer="layout" svg:x1="6.85cm" svg:y1="10.5cm" svg:x2="18.85cm" svg:y2="10.5cm">
          <text:p/>
        </draw:line>
        <draw:line draw:style-name="gr6" draw:layer="layout" svg:x1="6.85cm" svg:y1="11.3cm" svg:x2="18.85cm" svg:y2="11.3cm">
          <text:p/>
        </draw:line>
        <draw:line draw:style-name="gr6" draw:layer="layout" svg:x1="6.85cm" svg:y1="12.1cm" svg:x2="18.85cm" svg:y2="12.1cm">
          <text:p/>
        </draw:line>
        <draw:line draw:style-name="gr6" draw:layer="layout" svg:x1="6.85cm" svg:y1="13cm" svg:x2="18.85cm" svg:y2="13cm">
          <text:p/>
        </draw:line>
        <draw:line draw:style-name="gr6" draw:layer="layout" svg:x1="6.85cm" svg:y1="13.8cm" svg:x2="18.85cm" svg:y2="13.8cm">
          <text:p/>
        </draw:line>
        <draw:line draw:style-name="gr6" draw:layer="layout" svg:x1="6.85cm" svg:y1="14.6cm" svg:x2="18.85cm" svg:y2="14.6cm">
          <text:p/>
        </draw:line>
        <draw:frame draw:style-name="gr26" draw:text-style-name="P16" draw:layer="layout" svg:width="3.33cm" svg:height="1.076cm" svg:x="6.55cm" svg:y="8.024cm">
          <draw:text-box>
            <text:p text:style-name="P16"><text:span text:style-name="T18">submission</text:span></text:p>
          </draw:text-box>
        </draw:frame>
        <draw:frame draw:style-name="gr26" draw:text-style-name="P16" draw:layer="layout" svg:width="1.823cm" svg:height="1.076cm" svg:x="9.95cm" svg:y="8.024cm">
          <draw:text-box>
            <text:p text:style-name="P16"><text:span text:style-name="T18">issue</text:span></text:p>
          </draw:text-box>
        </draw:frame>
        <draw:frame draw:style-name="gr27" draw:text-style-name="P28" draw:layer="layout" svg:width="8.161cm" svg:height="2.601cm" svg:x="9.839cm" svg:y="15.399cm">
          <draw:text-box>
            <text:p text:style-name="P27"><text:span text:style-name="T12">Is a University a source of material support or a sponsor?</text:span></text:p>
          </draw:text-box>
        </draw:frame>
        <draw:frame draw:style-name="gr17" draw:text-style-name="P26" draw:layer="layout" svg:width="2.318cm" svg:height="1cm" svg:x="4.5cm" svg:y="14.9cm">
          <draw:text-box>
            <text:p text:style-name="P26"><text:span text:style-name="T28">Outbox</text:span></text:p>
          </draw:text-box>
        </draw:frame>
        <draw:frame draw:style-name="gr11" draw:text-style-name="P10" draw:layer="layout" svg:width="2.839cm" svg:height="6.026cm" svg:x="6.989cm" svg:y="15.399cm">
          <draw:text-box>
            <text:p text:style-name="P9"><text:span text:style-name="T12">2009-10-30</text:span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>2009-01-14</text:span></text:p>
          </draw:text-box>
        </draw:frame>
        <draw:line draw:style-name="gr6" draw:layer="layout" svg:x1="6.85cm" svg:y1="16.6cm" svg:x2="18.85cm" svg:y2="16.6cm">
          <text:p/>
        </draw:line>
        <draw:line draw:style-name="gr6" draw:layer="layout" svg:x1="6.85cm" svg:y1="15.8cm" svg:x2="18.85cm" svg:y2="15.8cm">
          <text:p/>
        </draw:line>
        <draw:line draw:style-name="gr6" draw:layer="layout" svg:x1="6.85cm" svg:y1="17.4cm" svg:x2="18.85cm" svg:y2="17.4cm">
          <text:p/>
        </draw:line>
        <draw:line draw:style-name="gr6" draw:layer="layout" svg:x1="6.85cm" svg:y1="18.2cm" svg:x2="18.85cm" svg:y2="18.2cm">
          <text:p/>
        </draw:line>
        <draw:line draw:style-name="gr6" draw:layer="layout" svg:x1="6.85cm" svg:y1="19cm" svg:x2="18.85cm" svg:y2="19cm">
          <text:p/>
        </draw:line>
        <draw:line draw:style-name="gr6" draw:layer="layout" svg:x1="6.85cm" svg:y1="19.9cm" svg:x2="18.85cm" svg:y2="19.9cm">
          <text:p/>
        </draw:line>
        <draw:line draw:style-name="gr6" draw:layer="layout" svg:x1="6.85cm" svg:y1="20.7cm" svg:x2="18.85cm" svg:y2="20.7cm">
          <text:p/>
        </draw:line>
        <draw:line draw:style-name="gr6" draw:layer="layout" svg:x1="6.85cm" svg:y1="21.5cm" svg:x2="18.85cm" svg:y2="21.5cm">
          <text:p/>
        </draw:line>
        <draw:frame draw:style-name="gr26" draw:text-style-name="P16" draw:layer="layout" svg:width="3.33cm" svg:height="1.076cm" svg:x="6.55cm" svg:y="14.924cm">
          <draw:text-box>
            <text:p text:style-name="P16"><text:span text:style-name="T18">submission</text:span></text:p>
          </draw:text-box>
        </draw:frame>
        <draw:frame draw:style-name="gr26" draw:text-style-name="P16" draw:layer="layout" svg:width="1.823cm" svg:height="1.076cm" svg:x="9.95cm" svg:y="14.924cm">
          <draw:text-box>
            <text:p text:style-name="P16"><text:span text:style-name="T18">issue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5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fiocruz-2009-10" presentation:presentation-page-layout-name="AL1T1">
        <office:forms form:automatic-focus="false" form:apply-design-mode="false"/>
        <draw:frame presentation:style-name="pr1" draw:layer="layout" svg:width="25.4cm" svg:height="1.779cm" svg:x="0cm" svg:y="0.962cm" presentation:class="title">
          <draw:text-box>
            <text:p>Trialist profile</text:p>
          </draw:text-box>
        </draw:frame>
        <draw:g>
          <draw:custom-shape draw:style-name="gr3" draw:text-style-name="P2" draw:layer="layout" svg:width="2.105cm" svg:height="11.195cm" svg:x="0.435cm" svg:y="6.48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3.114cm" svg:height="0.7cm" svg:x="10.043cm" svg:y="5.4cm">
              <text:p text:style-name="P2"><text:span text:style-name="T5">feedback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6.821cm" svg:y="5.4cm">
              <text:p text:style-name="P2"><text:span text:style-name="T5">issues </text:span><text:span text:style-name="T9">(7)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3.6cm" svg:y="5.4cm">
              <text:p text:style-name="P2"><text:span text:style-name="T5">submissions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16.486cm" svg:y="5.4cm">
              <text:p text:style-name="P2"><text:span text:style-name="T5">log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13.264cm" svg:y="5.4cm">
              <text:p text:style-name="P2"><text:span text:style-name="T5">user profil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2.8cm" svg:height="0.7cm" svg:x="0.5cm" svg:y="10cm">
              <text:p text:style-name="P2"><text:span text:style-name="T5">help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8cm">
              <text:p text:style-name="P2"><text:span text:style-name="T5">search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7cm">
              <text:p text:style-name="P2"><text:span text:style-name="T5">hom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11cm">
              <text:p text:style-name="P2"><text:span text:style-name="T5">ab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cm" svg:y="9cm">
              <text:p text:style-name="P2"><text:span text:style-name="T5">new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3cm" svg:height="1.3cm" svg:x="0.435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2" draw:layer="layout" svg:width="8cm" svg:height="0.7cm" svg:x="11.095cm" svg:y="13.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4.07cm" svg:height="0.927cm" svg:x="5.18cm" svg:y="12.133cm">
          <draw:text-box>
            <text:p text:style-name="P2"><text:span text:style-name="T8">Affiliation</text:span></text:p>
          </draw:text-box>
        </draw:frame>
        <draw:frame draw:style-name="gr11" draw:text-style-name="P7" draw:layer="layout" svg:width="4.613cm" svg:height="0.843cm" svg:x="6.387cm" svg:y="13.3cm">
          <draw:text-box>
            <text:p><text:span text:style-name="T11">Name of institution</text:span></text:p>
          </draw:text-box>
        </draw:frame>
        <draw:frame draw:style-name="gr11" draw:text-style-name="P7" draw:layer="layout" svg:width="3.787cm" svg:height="0.843cm" svg:x="7.213cm" svg:y="14.364cm">
          <draw:text-box>
            <text:p><text:span text:style-name="T11">Postal address</text:span></text:p>
          </draw:text-box>
        </draw:frame>
        <draw:frame draw:style-name="gr11" draw:text-style-name="P7" draw:layer="layout" svg:width="2.238cm" svg:height="0.843cm" svg:x="8.762cm" svg:y="16.272cm">
          <draw:text-box>
            <text:p><text:span text:style-name="T11">Country</text:span></text:p>
          </draw:text-box>
        </draw:frame>
        <draw:g>
          <draw:custom-shape draw:style-name="gr10" draw:text-style-name="P2" draw:layer="layout" svg:width="8cm" svg:height="0.7cm" svg:x="11.095cm" svg:y="16.40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-0.5cm" svg:height="-0.5cm" svg:x="18.9cm" svg:y="17.0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2" draw:layer="layout" svg:width="0.801cm" svg:height="0.7cm" svg:x="18.25cm" svg:y="16.405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" draw:layer="layout" svg:width="8cm" svg:height="1.75cm" svg:x="11.1cm" svg:y="1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cm" svg:height="0.7cm" svg:x="11.095cm" svg:y="6.801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3.254cm" svg:height="0.843cm" svg:x="7.687cm" svg:y="6.701cm">
          <draw:text-box>
            <text:p><text:span text:style-name="T11">Given Name</text:span></text:p>
          </draw:text-box>
        </draw:frame>
        <draw:custom-shape draw:style-name="gr2" draw:text-style-name="P8" draw:layer="layout" svg:width="3.95cm" svg:height="0.7cm" svg:x="3.8cm" svg:y="16.8cm">
          <text:p text:style-name="P2"><text:span text:style-name="T11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3.115cm" svg:height="0.7cm" svg:x="13.265cm" svg:y="5.4cm">
          <text:p text:style-name="P5"><text:span text:style-name="T10">user profil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cm" svg:height="0.7cm" svg:x="11.095cm" svg:y="7.802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3.415cm" svg:height="0.843cm" svg:x="7.487cm" svg:y="7.702cm">
          <draw:text-box>
            <text:p><text:span text:style-name="T11">Family Name</text:span></text:p>
          </draw:text-box>
        </draw:frame>
        <draw:custom-shape draw:style-name="gr10" draw:text-style-name="P2" draw:layer="layout" svg:width="8cm" svg:height="0.7cm" svg:x="11.095cm" svg:y="8.803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903cm" svg:height="0.843cm" svg:x="8.987cm" svg:y="8.703cm">
          <draw:text-box>
            <text:p><text:span text:style-name="T11">E-mail</text:span></text:p>
          </draw:text-box>
        </draw:frame>
        <draw:frame draw:style-name="gr11" draw:text-style-name="P7" draw:layer="layout" svg:width="4.909cm" svg:height="0.843cm" svg:x="5.963cm" svg:y="9.673cm">
          <draw:text-box>
            <text:p><text:span text:style-name="T11">Preferred Language</text:span></text:p>
          </draw:text-box>
        </draw:frame>
        <draw:g>
          <draw:custom-shape draw:style-name="gr10" draw:text-style-name="P2" draw:layer="layout" svg:width="8cm" svg:height="0.7cm" svg:x="11.096cm" svg:y="9.80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-0.5cm" svg:height="-0.5cm" svg:x="18.901cm" svg:y="10.44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2" draw:layer="layout" svg:width="0.801cm" svg:height="0.7cm" svg:x="18.251cm" svg:y="9.806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" draw:layer="layout" svg:width="2.905cm" svg:height="0.7cm" svg:x="11.095cm" svg:y="10.804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843cm" svg:height="0.843cm" svg:x="7.987cm" svg:y="10.704cm">
          <draw:text-box>
            <text:p><text:span text:style-name="T11">Passworrd</text:span></text:p>
          </draw:text-box>
        </draw:frame>
        <draw:custom-shape draw:style-name="gr10" draw:text-style-name="P2" draw:layer="layout" svg:width="2.901cm" svg:height="0.7cm" svg:x="16.25cm" svg:y="10.804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233cm" svg:height="0.843cm" svg:x="14.088cm" svg:y="10.705cm">
          <draw:text-box>
            <text:p><text:span text:style-name="T11">Confirm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6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fiocruz-2009-10" presentation:presentation-page-layout-name="AL1T1">
        <office:forms form:automatic-focus="false" form:apply-design-mode="false"/>
        <draw:g>
          <draw:custom-shape draw:style-name="gr3" draw:text-style-name="P2" draw:layer="layout" svg:width="2.105cm" svg:height="11.195cm" svg:x="0.436cm" svg:y="6.48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3.114cm" svg:height="0.7cm" svg:x="10.044cm" svg:y="5.4cm">
              <text:p text:style-name="P2"><text:span text:style-name="T5">feedback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6.822cm" svg:y="5.4cm">
              <text:p text:style-name="P2"><text:span text:style-name="T5">issues </text:span><text:span text:style-name="T9">(7)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3.601cm" svg:y="5.4cm">
              <text:p text:style-name="P2"><text:span text:style-name="T5">submissions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4cm" svg:height="0.7cm" svg:x="16.487cm" svg:y="5.4cm">
              <text:p text:style-name="P2"><text:span text:style-name="T5">log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3.115cm" svg:height="0.7cm" svg:x="13.265cm" svg:y="5.4cm">
              <text:p text:style-name="P2"><text:span text:style-name="T5">user profil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2.8cm" svg:height="0.7cm" svg:x="0.501cm" svg:y="10cm">
              <text:p text:style-name="P2"><text:span text:style-name="T5">help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01cm" svg:y="8cm">
              <text:p text:style-name="P2"><text:span text:style-name="T5">search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01cm" svg:y="7cm">
              <text:p text:style-name="P2"><text:span text:style-name="T5">hom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01cm" svg:y="11cm">
              <text:p text:style-name="P2"><text:span text:style-name="T5">ab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2.8cm" svg:height="0.7cm" svg:x="0.501cm" svg:y="9cm">
              <text:p text:style-name="P2"><text:span text:style-name="T5">new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3cm" svg:height="1.3cm" svg:x="0.43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7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fiocruz-2009-10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9" draw:layer="layout" svg:width="12.7cm" svg:height="9.526cm" svg:x="3.175cm" svg:y="1.904cm" draw:page-number="8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500000003C03D686775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ocruz-2009-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fiocruz-2009-10-backgroundobjects" style:family="presentation">
      <style:graphic-properties draw:shadow="hidden" draw:shadow-offset-x="0.3cm" draw:shadow-offset-y="0.3cm" draw:shadow-color="#808080">
        <text:list-style style:name="fiocruz-2009-10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fiocruz-2009-10-notes" style:family="presentation">
      <style:graphic-properties draw:stroke="none" draw:fill="none">
        <text:list-style style:name="fiocruz-2009-10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iocruz-2009-10-outline1" style:family="presentation">
      <style:graphic-properties draw:stroke="none" draw:fill="none">
        <text:list-style style:name="fiocruz-2009-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outline2" style:family="presentation" style:parent-style-name="fiocruz-2009-10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fiocruz-2009-10-outline3" style:family="presentation" style:parent-style-name="fiocruz-2009-10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fiocruz-2009-10-outline4" style:family="presentation" style:parent-style-name="fiocruz-2009-10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5" style:family="presentation" style:parent-style-name="fiocruz-2009-10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6" style:family="presentation" style:parent-style-name="fiocruz-2009-10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7" style:family="presentation" style:parent-style-name="fiocruz-2009-10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8" style:family="presentation" style:parent-style-name="fiocruz-2009-10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9" style:family="presentation" style:parent-style-name="fiocruz-2009-10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subtitle" style:family="presentation">
      <style:graphic-properties draw:stroke="none" draw:fill="none" draw:textarea-vertical-align="middle">
        <text:list-style style:name="fiocruz-2009-10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title" style:family="presentation">
      <style:graphic-properties draw:stroke="none" draw:fill="none" draw:textarea-vertical-align="middle">
        <text:list-style style:name="fiocruz-2009-10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6pt" fo:font-style="normal" fo:text-shadow="1pt 1pt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iocruz-2009-10-title">
      <style:graphic-properties draw:stroke="none" draw:fill="none" draw:fill-color="#bbe0e3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fiocruz-2009-10-outline1">
      <style:graphic-properties draw:stroke="none" draw:fill="none" draw:fill-color="#bbe0e3" draw:textarea-horizontal-align="justify" draw:textarea-vertical-align="top" draw:auto-grow-height="fals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fiocruz-2009-10-backgroundobjects">
      <style:graphic-properties draw:stroke="none" draw:fill="solid" draw:fill-color="#ffffff" draw:textarea-horizontal-align="justify" draw:textarea-vertical-align="middle" draw:auto-grow-height="false"/>
    </style:style>
    <style:style style:name="Mpr5" style:family="presentation" style:parent-style-name="fiocruz-2009-10-backgroundobjects">
      <style:graphic-properties draw:stroke="none" draw:fill="none" draw:fill-color="#ffffff" draw:auto-grow-height="false" fo:min-height="1.325cm"/>
    </style:style>
    <style:style style:name="Mpr6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iocruz-2009-10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5.715cm" fo:margin-right="0cm" fo:text-indent="-0.635cm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start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fo:font-family="'Nimbus Sans L'" style:font-family-generic="swiss" style:font-pitch="variable" fo:font-size="14pt" fo:language="pt" fo:country="BR" style:font-size-asian="14pt" style:font-size-complex="14pt"/>
    </style:style>
    <style:style style:name="MT4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fiocruz-2009-10" style:page-layout-name="PM1" draw:style-name="Mdp1">
      <office:forms form:automatic-focus="false" form:apply-design-mode="false"/>
      <draw:frame presentation:style-name="Mpr1" draw:text-style-name="MP4" draw:layer="backgroundobjects" svg:width="25.4cm" svg:height="1.778cm" svg:x="0cm" svg:y="0.962cm" presentation:class="title">
        <draw:text-box>
          <text:p text:style-name="MP3">Click to edit the title text format</text:p>
        </draw:text-box>
      </draw:frame>
      <draw:frame presentation:style-name="Mpr2" draw:text-style-name="MP6" draw:layer="backgroundobjects" svg:width="22.225cm" svg:height="12.573cm" svg:x="1.575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Ninth Outline Level</text:p>
        </draw:text-box>
      </draw:frame>
      <draw:frame presentation:style-name="Mpr3" draw:text-style-name="MP7" draw:layer="backgroundobjects" svg:width="5.927cm" svg:height="1.324cm" svg:x="13.758cm" svg:y="17.145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9" draw:layer="backgroundobjects" svg:width="5.927cm" svg:height="1.324cm" svg:x="0.635cm" svg:y="17.78cm" presentation:class="page-number">
        <draw:text-box>
          <text:p text:style-name="MP8"><text:span text:style-name="MT3"><text:page-number>&lt;number&gt;</text:page-number></text:span></text:p>
        </draw:text-box>
      </draw:frame>
      <draw:custom-shape presentation:style-name="Mpr4" draw:layer="backgroundobjects" svg:width="4.445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8.044cm" svg:height="1.324cm" svg:x="10.795cm" svg:y="17.726cm" presentation:class="footer">
        <draw:text-box>
          <text:p text:style-name="MP3"><presentation:footer/></text:p>
        </draw:text-box>
      </draw:frame>
      <draw:frame draw:style-name="Mgr3" draw:text-style-name="MP10" draw:layer="backgroundobjects" svg:width="19.317cm" svg:height="15.24cm" svg:x="0.368cm" svg:y="3.175cm">
        <draw:image xlink:href="Pictures/100000000000032000000258F9D737B1.png" xlink:type="simple" xlink:show="embed" xlink:actuate="onLoad">
          <text:p/>
        </draw:image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6" draw:text-style-name="MP7" draw:layer="backgroundobjects" svg:width="8.255cm" svg:height="1.271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9" draw:layer="backgroundobjects" svg:width="8.255cm" svg:height="1.271cm" svg:x="10.79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fiocruz-2009-10-title" draw:layer="backgroundobjects" svg:width="12.7cm" svg:height="9.526cm" svg:x="3.175cm" svg:y="1.904cm" presentation:class="page"/>
        <draw:frame presentation:style-name="fiocruz-2009-10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5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9" draw:layer="backgroundobjects" svg:width="8.255cm" svg:height="1.271cm" svg:x="10.79cm" svg:y="24.125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title>Slide 1</dc:title>
    <meta:creation-date>2009-10-21T23:55:19</meta:creation-date>
    <meta:editing-cycles>28</meta:editing-cycles>
    <meta:editing-duration>PT06H42M00S</meta:editing-duration>
    <dc:date>2009-11-17T19:15:18</dc:date>
    <meta:document-statistic meta:object-count="304"/>
    <meta:user-defined meta:name="Info 1"/>
    <meta:user-defined meta:name="Info 2"/>
    <meta:user-defined meta:name="Info 3"/>
    <meta:user-defined meta:name="Info 4"/>
  </office:meta>
</office:document-meta>
</file>